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fe7f5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color="#333333" fo:font-weight="bold" style:font-weight-asian="bold" style:font-weight-complex="bold"/>
    </style:style>
    <style:style style:name="ce5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mm"/>
      <style:text-properties fo:color="#33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fe7f5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mm"/>
      <style:text-properties fo:color="#0000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mm"/>
      <style:text-properties fo:color="#0000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mm"/>
      <style:text-properties fo:color="#00cc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fo:background-color="#cfe7f5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fe7f5"/>
    </style:style>
    <style:style style:name="ce15" style:family="table-cell" style:parent-style-name="Default" style:data-style-name="N61">
      <style:table-cell-properties fo:background-color="#cfe7f5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mm"/>
      <style:text-properties fo:color="#33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1020" table:default-cell-style-name="ce9"/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SL_3</text:p>
          </table:table-cell>
          <table:table-cell table:style-name="ce11" office:value-type="float" office:value="0.85042" calcext:value-type="float">
            <text:p>0.85</text:p>
          </table:table-cell>
          <table:table-cell table:style-name="ce11" office:value-type="float" office:value="0.849662" calcext:value-type="float">
            <text:p>0.85</text:p>
          </table:table-cell>
          <table:table-cell table:style-name="ce11" office:value-type="float" office:value="0.816129" calcext:value-type="float">
            <text:p>0.82</text:p>
          </table:table-cell>
          <table:table-cell table:style-name="ce11" office:value-type="float" office:value="0.887719" calcext:value-type="float">
            <text:p>0.89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3"/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var</text:p>
          </table:table-cell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13" office:value-type="float" office:value="1" calcext:value-type="float">
            <text:p>1.00E+00</text:p>
          </table:table-cell>
          <table:table-cell table:style-name="ce13" office:value-type="float" office:value="2.124716E-016" calcext:value-type="float">
            <text:p>2.12E-16</text:p>
          </table:table-cell>
          <table:table-cell table:style-name="ce13" office:value-type="float" office:value="0.000000009660031" calcext:value-type="float">
            <text:p>9.66E-09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Croplands</text:p>
          </table:table-cell>
          <table:table-cell table:style-name="ce13" office:value-type="float" office:value="6" calcext:value-type="float">
            <text:p>6.00E+00</text:p>
          </table:table-cell>
          <table:table-cell table:style-name="ce13" office:value-type="float" office:value="-7.223714E-018" calcext:value-type="float">
            <text:p>-7.22E-18</text:p>
          </table:table-cell>
          <table:table-cell table:style-name="ce13" office:value-type="float" office:value="0.0004486389" calcext:value-type="float">
            <text:p>4.49E-04</text:p>
          </table:table-cell>
          <table:table-cell table:style-name="ce1"/>
          <table:table-cell table:number-columns-repeated="2"/>
          <table:table-cell table:style-name="ce17"/>
          <table:table-cell table:number-columns-repeated="1016"/>
        </table:table-row>
        <table:table-row table:style-name="ro1">
          <table:table-cell table:style-name="ce3" office:value-type="string" calcext:value-type="string">
            <text:p>PCA_2</text:p>
          </table:table-cell>
          <table:table-cell table:style-name="ce13" office:value-type="float" office:value="4" calcext:value-type="float">
            <text:p>4.00E+00</text:p>
          </table:table-cell>
          <table:table-cell table:style-name="ce13" office:value-type="float" office:value="6.699878E-021" calcext:value-type="float">
            <text:p>6.70E-21</text:p>
          </table:table-cell>
          <table:table-cell table:style-name="ce13" office:value-type="float" office:value="0.009507781" calcext:value-type="float">
            <text:p>9.51E-0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UrbanRemainRatio</text:p>
          </table:table-cell>
          <table:table-cell table:style-name="ce13" office:value-type="float" office:value="2" calcext:value-type="float">
            <text:p>2.00E+00</text:p>
          </table:table-cell>
          <table:table-cell table:style-name="ce13" office:value-type="float" office:value="2.147823E-022" calcext:value-type="float">
            <text:p>2.15E-22</text:p>
          </table:table-cell>
          <table:table-cell table:style-name="ce13" office:value-type="float" office:value="0.009751928" calcext:value-type="float">
            <text:p>9.75E-0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PCA_6</text:p>
          </table:table-cell>
          <table:table-cell table:style-name="ce13" office:value-type="float" office:value="7" calcext:value-type="float">
            <text:p>7.00E+00</text:p>
          </table:table-cell>
          <table:table-cell table:style-name="ce13" office:value-type="float" office:value="-1.583317E-021" calcext:value-type="float">
            <text:p>-1.58E-21</text:p>
          </table:table-cell>
          <table:table-cell table:style-name="ce13" office:value-type="float" office:value="0.1143763" calcext:value-type="float">
            <text:p>1.14E-0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13" office:value-type="float" office:value="3" calcext:value-type="float">
            <text:p>3.00E+00</text:p>
          </table:table-cell>
          <table:table-cell table:style-name="ce13" office:value-type="float" office:value="0.00000000002827122" calcext:value-type="float">
            <text:p>2.83E-11</text:p>
          </table:table-cell>
          <table:table-cell table:style-name="ce13" office:value-type="float" office:value="0.7362348" calcext:value-type="float">
            <text:p>7.36E-0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s</text:p>
          </table:table-cell>
          <table:table-cell table:style-name="ce13" office:value-type="float" office:value="5" calcext:value-type="float">
            <text:p>5.00E+00</text:p>
          </table:table-cell>
          <table:table-cell table:style-name="ce13" office:value-type="float" office:value="-1.898418E-021" calcext:value-type="float">
            <text:p>-1.90E-21</text:p>
          </table:table-cell>
          <table:table-cell table:style-name="ce13" office:value-type="float" office:value="0.9999999" calcext:value-type="float">
            <text:p>1.00E+0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/>
          <table:table-cell table:style-name="ce13"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C_1</text:p>
          </table:table-cell>
          <table:table-cell table:style-name="ce11" office:value-type="float" office:value="0.845554" calcext:value-type="float">
            <text:p>0.85</text:p>
          </table:table-cell>
          <table:table-cell table:style-name="ce11" office:value-type="float" office:value="0.83277" calcext:value-type="float">
            <text:p>0.83</text:p>
          </table:table-cell>
          <table:table-cell table:style-name="ce11" office:value-type="float" office:value="0.85489" calcext:value-type="float">
            <text:p>0.85</text:p>
          </table:table-cell>
          <table:table-cell table:style-name="ce11" office:value-type="float" office:value="0.83642" calcext:value-type="float">
            <text:p>0.84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PCA_0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2.364381E-017" calcext:value-type="float">
            <text:p>-2.36E-17</text:p>
          </table:table-cell>
          <table:table-cell table:style-name="ce13" office:value-type="float" office:value="0.000000001559341" calcext:value-type="float">
            <text:p>1.56E-09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lands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1.036159E-016" calcext:value-type="float">
            <text:p>-1.04E-16</text:p>
          </table:table-cell>
          <table:table-cell table:style-name="ce13" office:value-type="float" office:value="0.000000001761127" calcext:value-type="float">
            <text:p>1.76E-09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AvgUrbanNTL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0.0000000004849616" calcext:value-type="float">
            <text:p>4.85E-10</text:p>
          </table:table-cell>
          <table:table-cell table:style-name="ce13" office:value-type="float" office:value="0.006793204" calcext:value-type="float">
            <text:p>6.79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Urban and built-up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-1.626804E-016" calcext:value-type="float">
            <text:p>-1.63E-16</text:p>
          </table:table-cell>
          <table:table-cell table:style-name="ce13" office:value-type="float" office:value="0.117811" calcext:value-type="float">
            <text:p>1.18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Urban and built-up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1.557253E-019" calcext:value-type="float">
            <text:p>-1.56E-19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s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-1.094115E-018" calcext:value-type="float">
            <text:p>-1.09E-18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 table:number-rows-repeated="2">
          <table:table-cell table:style-name="ce3"/>
          <table:table-cell table:style-name="ce6"/>
          <table:table-cell table:style-name="ce13"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BF_1</text:p>
          </table:table-cell>
          <table:table-cell table:style-name="ce11" office:value-type="float" office:value="0.833588" calcext:value-type="float">
            <text:p>0.83</text:p>
          </table:table-cell>
          <table:table-cell table:style-name="ce11" office:value-type="float" office:value="0.815878" calcext:value-type="float">
            <text:p>0.82</text:p>
          </table:table-cell>
          <table:table-cell table:style-name="ce11" office:value-type="float" office:value="0.832317" calcext:value-type="float">
            <text:p>0.83</text:p>
          </table:table-cell>
          <table:table-cell table:style-name="ce11" office:value-type="float" office:value="0.834862" calcext:value-type="float">
            <text:p>0.83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PCA_0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0.208123" calcext:value-type="float">
            <text:p>-2.08E-01</text:p>
          </table:table-cell>
          <table:table-cell table:style-name="ce13" office:value-type="float" office:value="6.187877E-015" calcext:value-type="float">
            <text:p>6.19E-1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8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0.522862" calcext:value-type="float">
            <text:p>5.23E-01</text:p>
          </table:table-cell>
          <table:table-cell table:style-name="ce13" office:value-type="float" office:value="0.01251208" calcext:value-type="float">
            <text:p>1.25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grass_shrubs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1.700547" calcext:value-type="float">
            <text:p>1.70E+00</text:p>
          </table:table-cell>
          <table:table-cell table:style-name="ce13" office:value-type="float" office:value="0.04249752" calcext:value-type="float">
            <text:p>4.25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UrbanRemainRatio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1.459279" calcext:value-type="float">
            <text:p>-1.46E+00</text:p>
          </table:table-cell>
          <table:table-cell table:style-name="ce13" office:value-type="float" office:value="0.9442579" calcext:value-type="float">
            <text:p>9.44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Urban and built-up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-0.576232" calcext:value-type="float">
            <text:p>-5.76E-01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UrbanRatio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0.576232" calcext:value-type="float">
            <text:p>-5.76E-01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Ratio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3.864285" calcext:value-type="float">
            <text:p>3.86E+00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/>
          <table:table-cell table:style-name="ce6"/>
          <table:table-cell table:style-name="ce13"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SW_2</text:p>
          </table:table-cell>
          <table:table-cell table:style-name="ce11" office:value-type="float" office:value="0.801457" calcext:value-type="float">
            <text:p>0.8</text:p>
          </table:table-cell>
          <table:table-cell table:style-name="ce11" office:value-type="float" office:value="0.815878" calcext:value-type="float">
            <text:p>0.82</text:p>
          </table:table-cell>
          <table:table-cell table:style-name="ce11" office:value-type="float" office:value="0.842912" calcext:value-type="float">
            <text:p>0.84</text:p>
          </table:table-cell>
          <table:table-cell table:style-name="ce11" office:value-type="float" office:value="0.763889" calcext:value-type="float">
            <text:p>0.7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PCA_0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-2.008473E-018" calcext:value-type="float">
            <text:p>-2.01E-18</text:p>
          </table:table-cell>
          <table:table-cell table:style-name="ce13" office:value-type="float" office:value="0.000000000004757155" calcext:value-type="float">
            <text:p>4.76E-1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-0.00000000000002307001" calcext:value-type="float">
            <text:p>-2.31E-14</text:p>
          </table:table-cell>
          <table:table-cell table:style-name="ce13" office:value-type="float" office:value="0.00003869651" calcext:value-type="float">
            <text:p>3.87E-0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lands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1.753272E-015" calcext:value-type="float">
            <text:p>1.75E-15</text:p>
          </table:table-cell>
          <table:table-cell table:style-name="ce13" office:value-type="float" office:value="0.007754019" calcext:value-type="float">
            <text:p>7.75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forest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-1.635173E-019" calcext:value-type="float">
            <text:p>-1.64E-19</text:p>
          </table:table-cell>
          <table:table-cell table:style-name="ce13" office:value-type="float" office:value="0.02539026" calcext:value-type="float">
            <text:p>2.54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2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9.10071E-019" calcext:value-type="float">
            <text:p>-9.10E-19</text:p>
          </table:table-cell>
          <table:table-cell table:style-name="ce13" office:value-type="float" office:value="0.02934664" calcext:value-type="float">
            <text:p>2.93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AvgUrbanNTL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0.0000000000303197" calcext:value-type="float">
            <text:p>3.03E-11</text:p>
          </table:table-cell>
          <table:table-cell table:style-name="ce13" office:value-type="float" office:value="0.07297345" calcext:value-type="float">
            <text:p>7.30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4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-9.275935E-020" calcext:value-type="float">
            <text:p>-9.28E-20</text:p>
          </table:table-cell>
          <table:table-cell table:style-name="ce13" office:value-type="float" office:value="0.1240261" calcext:value-type="float">
            <text:p>1.24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0.00000000002229692" calcext:value-type="float">
            <text:p>-2.23E-11</text:p>
          </table:table-cell>
          <table:table-cell table:style-name="ce13" office:value-type="float" office:value="0.1722544" calcext:value-type="float">
            <text:p>1.72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forest</text:p>
          </table:table-cell>
          <table:table-cell table:style-name="ce6" office:value-type="float" office:value="8" calcext:value-type="float">
            <text:p>8</text:p>
          </table:table-cell>
          <table:table-cell table:style-name="ce13" office:value-type="float" office:value="-4.801823E-016" calcext:value-type="float">
            <text:p>-4.80E-16</text:p>
          </table:table-cell>
          <table:table-cell table:style-name="ce13" office:value-type="float" office:value="0.3035664" calcext:value-type="float">
            <text:p>3.04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UrbanRemainRatio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4.134809E-020" calcext:value-type="float">
            <text:p>-4.13E-20</text:p>
          </table:table-cell>
          <table:table-cell table:style-name="ce13" office:value-type="float" office:value="0.4649037" calcext:value-type="float">
            <text:p>4.65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8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1.278768E-019" calcext:value-type="float">
            <text:p>1.28E-19</text:p>
          </table:table-cell>
          <table:table-cell table:style-name="ce13" office:value-type="float" office:value="0.7978677" calcext:value-type="float">
            <text:p>7.98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s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4.947443E-019" calcext:value-type="float">
            <text:p>4.95E-19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Ratio</text:p>
          </table:table-cell>
          <table:table-cell table:style-name="ce6" office:value-type="float" office:value="13" calcext:value-type="float">
            <text:p>13</text:p>
          </table:table-cell>
          <table:table-cell table:style-name="ce13" office:value-type="float" office:value="4.651287E-019" calcext:value-type="float">
            <text:p>4.65E-19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C_3</text:p>
          </table:table-cell>
          <table:table-cell table:style-name="ce11" office:value-type="float" office:value="0.798817" calcext:value-type="float">
            <text:p>0.8</text:p>
          </table:table-cell>
          <table:table-cell table:style-name="ce11" office:value-type="float" office:value="0.885135" calcext:value-type="float">
            <text:p>0.89</text:p>
          </table:table-cell>
          <table:table-cell table:style-name="ce11" office:value-type="float" office:value="0.870968" calcext:value-type="float">
            <text:p>0.87</text:p>
          </table:table-cell>
          <table:table-cell table:style-name="ce11" office:value-type="float" office:value="0.737705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PCA_0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1.175559E-016" calcext:value-type="float">
            <text:p>1.18E-16</text:p>
          </table:table-cell>
          <table:table-cell table:style-name="ce13" office:value-type="float" office:value="3.436646E-024" calcext:value-type="float">
            <text:p>3.44E-24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forest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-5.556287E-015" calcext:value-type="float">
            <text:p>-5.56E-15</text:p>
          </table:table-cell>
          <table:table-cell table:style-name="ce13" office:value-type="float" office:value="0.00000006645976" calcext:value-type="float">
            <text:p>6.65E-08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forest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8.068854E-019" calcext:value-type="float">
            <text:p>-8.07E-19</text:p>
          </table:table-cell>
          <table:table-cell table:style-name="ce13" office:value-type="float" office:value="0.0000001322897" calcext:value-type="float">
            <text:p>1.32E-0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.0000000000007977195" calcext:value-type="float">
            <text:p>7.98E-13</text:p>
          </table:table-cell>
          <table:table-cell table:style-name="ce13" office:value-type="float" office:value="0.000001142931" calcext:value-type="float">
            <text:p>1.14E-06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8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-7.29949E-018" calcext:value-type="float">
            <text:p>-7.30E-18</text:p>
          </table:table-cell>
          <table:table-cell table:style-name="ce13" office:value-type="float" office:value="0.0002987977" calcext:value-type="float">
            <text:p>2.99E-04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AvgUrbanNTL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0.000000001800161" calcext:value-type="float">
            <text:p>-1.80E-09</text:p>
          </table:table-cell>
          <table:table-cell table:style-name="ce13" office:value-type="float" office:value="0.00180819" calcext:value-type="float">
            <text:p>1.81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1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2.846096E-017" calcext:value-type="float">
            <text:p>2.85E-17</text:p>
          </table:table-cell>
          <table:table-cell table:style-name="ce13" office:value-type="float" office:value="0.004267147" calcext:value-type="float">
            <text:p>4.27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lands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-0.00000000000003536613" calcext:value-type="float">
            <text:p>-3.54E-14</text:p>
          </table:table-cell>
          <table:table-cell table:style-name="ce13" office:value-type="float" office:value="0.02684102" calcext:value-type="float">
            <text:p>2.68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9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-4.00111E-018" calcext:value-type="float">
            <text:p>-4.00E-18</text:p>
          </table:table-cell>
          <table:table-cell table:style-name="ce13" office:value-type="float" office:value="0.04091358" calcext:value-type="float">
            <text:p>4.09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6" office:value-type="float" office:value="8" calcext:value-type="float">
            <text:p>8</text:p>
          </table:table-cell>
          <table:table-cell table:style-name="ce13" office:value-type="float" office:value="0.00000000001883549" calcext:value-type="float">
            <text:p>1.88E-11</text:p>
          </table:table-cell>
          <table:table-cell table:style-name="ce13" office:value-type="float" office:value="0.1727491" calcext:value-type="float">
            <text:p>1.73E-01</text:p>
          </table:table-cell>
          <table:table-cell table:style-name="ce6"/>
          <table:table-cell table:number-columns-repeated="1019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MSL_1</text:p>
          </table:table-cell>
          <table:table-cell table:style-name="ce11" office:value-type="float" office:value="0.781818" calcext:value-type="float">
            <text:p>0.78</text:p>
          </table:table-cell>
          <table:table-cell table:style-name="ce11" office:value-type="float" office:value="0.878378" calcext:value-type="float">
            <text:p>0.88</text:p>
          </table:table-cell>
          <table:table-cell table:style-name="ce11" office:value-type="float" office:value="0.914894" calcext:value-type="float">
            <text:p>0.91</text:p>
          </table:table-cell>
          <table:table-cell table:style-name="ce11" office:value-type="float" office:value="0.68254" calcext:value-type="float">
            <text:p>0.68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PCA_0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4.860794E-020" calcext:value-type="float">
            <text:p>-4.86E-20</text:p>
          </table:table-cell>
          <table:table-cell table:style-name="ce13" office:value-type="float" office:value="0.0000000007801029" calcext:value-type="float">
            <text:p>7.80E-1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3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-9.263114E-021" calcext:value-type="float">
            <text:p>-9.26E-21</text:p>
          </table:table-cell>
          <table:table-cell table:style-name="ce13" office:value-type="float" office:value="0.0000004406345" calcext:value-type="float">
            <text:p>4.41E-0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9.153615E-016" calcext:value-type="float">
            <text:p>-9.15E-16</text:p>
          </table:table-cell>
          <table:table-cell table:style-name="ce13" office:value-type="float" office:value="0.00004295642" calcext:value-type="float">
            <text:p>4.30E-0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lands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2.27639E-017" calcext:value-type="float">
            <text:p>2.28E-17</text:p>
          </table:table-cell>
          <table:table-cell table:style-name="ce13" office:value-type="float" office:value="0.00006750278" calcext:value-type="float">
            <text:p>6.75E-0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2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-1.398144E-020" calcext:value-type="float">
            <text:p>-1.40E-20</text:p>
          </table:table-cell>
          <table:table-cell table:style-name="ce13" office:value-type="float" office:value="0.09609278" calcext:value-type="float">
            <text:p>9.61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8</text:p>
          </table:table-cell>
          <table:table-cell table:style-name="ce6" office:value-type="float" office:value="8" calcext:value-type="float">
            <text:p>8</text:p>
          </table:table-cell>
          <table:table-cell table:style-name="ce13" office:value-type="float" office:value="4.278885E-021" calcext:value-type="float">
            <text:p>4.28E-21</text:p>
          </table:table-cell>
          <table:table-cell table:style-name="ce13" office:value-type="float" office:value="0.6650164" calcext:value-type="float">
            <text:p>6.65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-0.00000000009311489" calcext:value-type="float">
            <text:p>-9.31E-11</text:p>
          </table:table-cell>
          <table:table-cell table:style-name="ce13" office:value-type="float" office:value="0.7574022" calcext:value-type="float">
            <text:p>7.57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Ratio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8.101071E-021" calcext:value-type="float">
            <text:p>8.10E-21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SW_3</text:p>
          </table:table-cell>
          <table:table-cell table:style-name="ce11" office:value-type="float" office:value="0.770161" calcext:value-type="float">
            <text:p>0.77</text:p>
          </table:table-cell>
          <table:table-cell table:style-name="ce11" office:value-type="float" office:value="0.807432" calcext:value-type="float">
            <text:p>0.81</text:p>
          </table:table-cell>
          <table:table-cell table:style-name="ce11" office:value-type="float" office:value="0.809322" calcext:value-type="float">
            <text:p>0.81</text:p>
          </table:table-cell>
          <table:table-cell table:style-name="ce11" office:value-type="float" office:value="0.734615" calcext:value-type="float">
            <text:p>0.73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PCA_3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3.112738E-021" calcext:value-type="float">
            <text:p>3.11E-21</text:p>
          </table:table-cell>
          <table:table-cell table:style-name="ce13" office:value-type="float" office:value="0.000000002531984" calcext:value-type="float">
            <text:p>2.53E-09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.00000000001315231" calcext:value-type="float">
            <text:p>1.32E-11</text:p>
          </table:table-cell>
          <table:table-cell table:style-name="ce13" office:value-type="float" office:value="0.001199529" calcext:value-type="float">
            <text:p>1.20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2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2.139324E-021" calcext:value-type="float">
            <text:p>2.14E-21</text:p>
          </table:table-cell>
          <table:table-cell table:style-name="ce13" office:value-type="float" office:value="0.0541231" calcext:value-type="float">
            <text:p>5.41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grass_shrubs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-3.860744E-022" calcext:value-type="float">
            <text:p>-3.86E-22</text:p>
          </table:table-cell>
          <table:table-cell table:style-name="ce13" office:value-type="float" office:value="0.08561474" calcext:value-type="float">
            <text:p>8.56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1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8.383037E-023" calcext:value-type="float">
            <text:p>-8.38E-23</text:p>
          </table:table-cell>
          <table:table-cell table:style-name="ce13" office:value-type="float" office:value="0.2879338" calcext:value-type="float">
            <text:p>2.88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Ratio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1.286782E-021" calcext:value-type="float">
            <text:p>-1.29E-21</text:p>
          </table:table-cell>
          <table:table-cell table:style-name="ce13" office:value-type="float" office:value="0.9999998" calcext:value-type="float">
            <text:p>1.00E+0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EMP_3</text:p>
          </table:table-cell>
          <table:table-cell table:style-name="ce11" office:value-type="float" office:value="0.75974" calcext:value-type="float">
            <text:p>0.76</text:p>
          </table:table-cell>
          <table:table-cell table:style-name="ce11" office:value-type="float" office:value="0.875" calcext:value-type="float">
            <text:p>0.88</text:p>
          </table:table-cell>
          <table:table-cell table:style-name="ce11" office:value-type="float" office:value="0.823944" calcext:value-type="float">
            <text:p>0.82</text:p>
          </table:table-cell>
          <table:table-cell table:style-name="ce11" office:value-type="float" office:value="0.704819" calcext:value-type="float">
            <text:p>0.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PCA_0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0.212854" calcext:value-type="float">
            <text:p>2.13E-01</text:p>
          </table:table-cell>
          <table:table-cell table:style-name="ce13" office:value-type="float" office:value="1.055734E-015" calcext:value-type="float">
            <text:p>1.06E-15</text:p>
          </table:table-cell>
          <table:table-cell table:style-name="ce6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.000008" calcext:value-type="float">
            <text:p>8.00E-06</text:p>
          </table:table-cell>
          <table:table-cell table:style-name="ce13" office:value-type="float" office:value="0.000002223803" calcext:value-type="float">
            <text:p>2.22E-06</text:p>
          </table:table-cell>
          <table:table-cell table:style-name="ce6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PCA_1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0.228062" calcext:value-type="float">
            <text:p>2.28E-01</text:p>
          </table:table-cell>
          <table:table-cell table:style-name="ce13" office:value-type="float" office:value="0.001239788" calcext:value-type="float">
            <text:p>1.24E-03</text:p>
          </table:table-cell>
          <table:table-cell table:style-name="ce6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PCA_6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-0.173141" calcext:value-type="float">
            <text:p>-1.73E-01</text:p>
          </table:table-cell>
          <table:table-cell table:style-name="ce13" office:value-type="float" office:value="0.489791" calcext:value-type="float">
            <text:p>4.90E-01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mod_Urban and built-up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0.070865" calcext:value-type="float">
            <text:p>7.09E-02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UrbanRatio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0.070865" calcext:value-type="float">
            <text:p>7.09E-02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CropRatio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1.265101" calcext:value-type="float">
            <text:p>-1.27E+00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CHH_1</text:p>
          </table:table-cell>
          <table:table-cell table:style-name="ce11" office:value-type="float" office:value="0.745407" calcext:value-type="float">
            <text:p>0.75</text:p>
          </table:table-cell>
          <table:table-cell table:style-name="ce11" office:value-type="float" office:value="0.836149" calcext:value-type="float">
            <text:p>0.84</text:p>
          </table:table-cell>
          <table:table-cell table:style-name="ce11" office:value-type="float" office:value="0.80226" calcext:value-type="float">
            <text:p>0.8</text:p>
          </table:table-cell>
          <table:table-cell table:style-name="ce11" office:value-type="float" office:value="0.696078" calcext:value-type="float">
            <text:p>0.7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grass_shrubs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-1.292519E-018" calcext:value-type="float">
            <text:p>-1.29E-18</text:p>
          </table:table-cell>
          <table:table-cell table:style-name="ce13" office:value-type="float" office:value="0" calcext:value-type="float">
            <text:p>0.00E+00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PCA_0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9.32614E-021" calcext:value-type="float">
            <text:p>9.33E-21</text:p>
          </table:table-cell>
          <table:table-cell table:style-name="ce13" office:value-type="float" office:value="1.03156E-022" calcext:value-type="float">
            <text:p>1.03E-22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UrbanRemainRatio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4.750792E-023" calcext:value-type="float">
            <text:p>4.75E-23</text:p>
          </table:table-cell>
          <table:table-cell table:style-name="ce13" office:value-type="float" office:value="0.002371114" calcext:value-type="float">
            <text:p>2.37E-03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PCA_4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8.186837E-022" calcext:value-type="float">
            <text:p>8.19E-22</text:p>
          </table:table-cell>
          <table:table-cell table:style-name="ce13" office:value-type="float" office:value="0.01254683" calcext:value-type="float">
            <text:p>1.25E-02</text:p>
          </table:table-cell>
          <table:table-cell table:style-name="ce6"/>
          <table:table-cell/>
          <table:table-cell table:style-name="ce17" table:number-columns-spanned="5" table:number-rows-spanned="1"/>
          <table:covered-table-cell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PCA_5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6.151799E-022" calcext:value-type="float">
            <text:p>6.15E-22</text:p>
          </table:table-cell>
          <table:table-cell table:style-name="ce13" office:value-type="float" office:value="0.01846826" calcext:value-type="float">
            <text:p>1.85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0.000000000001112449" calcext:value-type="float">
            <text:p>1.11E-12</text:p>
          </table:table-cell>
          <table:table-cell table:style-name="ce13" office:value-type="float" office:value="0.01963994" calcext:value-type="float">
            <text:p>1.96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7</text:p>
          </table:table-cell>
          <table:table-cell table:style-name="ce6" office:value-type="float" office:value="8" calcext:value-type="float">
            <text:p>8</text:p>
          </table:table-cell>
          <table:table-cell table:style-name="ce13" office:value-type="float" office:value="2.733136E-022" calcext:value-type="float">
            <text:p>2.73E-22</text:p>
          </table:table-cell>
          <table:table-cell table:style-name="ce13" office:value-type="float" office:value="0.03136666" calcext:value-type="float">
            <text:p>3.14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9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1.72942E-022" calcext:value-type="float">
            <text:p>1.73E-22</text:p>
          </table:table-cell>
          <table:table-cell table:style-name="ce13" office:value-type="float" office:value="0.1861486" calcext:value-type="float">
            <text:p>1.86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2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8.521737E-023" calcext:value-type="float">
            <text:p>8.52E-23</text:p>
          </table:table-cell>
          <table:table-cell table:style-name="ce13" office:value-type="float" office:value="0.5564384" calcext:value-type="float">
            <text:p>5.56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s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-1.010327E-021" calcext:value-type="float">
            <text:p>-1.01E-21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F_3</text:p>
          </table:table-cell>
          <table:table-cell table:style-name="ce11" office:value-type="float" office:value="0.731183" calcext:value-type="float">
            <text:p>0.73</text:p>
          </table:table-cell>
          <table:table-cell table:style-name="ce11" office:value-type="float" office:value="0.831081" calcext:value-type="float">
            <text:p>0.83</text:p>
          </table:table-cell>
          <table:table-cell table:style-name="ce11" office:value-type="float" office:value="0.772727" calcext:value-type="float">
            <text:p>0.77</text:p>
          </table:table-cell>
          <table:table-cell table:style-name="ce11" office:value-type="float" office:value="0.693878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PCA_0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0.2131" calcext:value-type="float">
            <text:p>2.13E-01</text:p>
          </table:table-cell>
          <table:table-cell table:style-name="ce13" office:value-type="float" office:value="7.906337E-022" calcext:value-type="float">
            <text:p>7.91E-22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PCA_8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-0.389786" calcext:value-type="float">
            <text:p>-3.90E-01</text:p>
          </table:table-cell>
          <table:table-cell table:style-name="ce13" office:value-type="float" office:value="0.0004786215" calcext:value-type="float">
            <text:p>4.79E-04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UrbanRemainRatio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2.246497" calcext:value-type="float">
            <text:p>2.25E+00</text:p>
          </table:table-cell>
          <table:table-cell table:style-name="ce13" office:value-type="float" office:value="0.1220253" calcext:value-type="float">
            <text:p>1.22E-01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mod_Urban and built-up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.871435" calcext:value-type="float">
            <text:p>8.71E-01</text:p>
          </table:table-cell>
          <table:table-cell table:style-name="ce13" office:value-type="float" office:value="1" calcext:value-type="float">
            <text:p>1.00E+00</text:p>
          </table:table-cell>
          <table:table-cell table:style-name="ce6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UrbanRatio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0.871435" calcext:value-type="float">
            <text:p>8.71E-01</text:p>
          </table:table-cell>
          <table:table-cell table:style-name="ce13" office:value-type="float" office:value="1" calcext:value-type="float">
            <text:p>1.00E+00</text:p>
          </table:table-cell>
          <table:table-cell table:style-name="ce6"/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CropRatio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-1.940349" calcext:value-type="float">
            <text:p>-1.94E+00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/>
          <table:table-cell table:style-name="Default" table:number-columns-repeated="6"/>
          <table:table-cell table:number-columns-repeated="1012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EMP_2</text:p>
          </table:table-cell>
          <table:table-cell table:style-name="ce11" office:value-type="float" office:value="0.71371" calcext:value-type="float">
            <text:p>0.71</text:p>
          </table:table-cell>
          <table:table-cell table:style-name="ce11" office:value-type="float" office:value="0.760135" calcext:value-type="float">
            <text:p>0.76</text:p>
          </table:table-cell>
          <table:table-cell table:style-name="ce11" office:value-type="float" office:value="0.876238" calcext:value-type="float">
            <text:p>0.88</text:p>
          </table:table-cell>
          <table:table-cell table:style-name="ce11" office:value-type="float" office:value="0.602041" calcext:value-type="float">
            <text:p>0.6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PCA_0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0.349496" calcext:value-type="float">
            <text:p>-3.49E-01</text:p>
          </table:table-cell>
          <table:table-cell table:style-name="ce13" office:value-type="float" office:value="0.000002" calcext:value-type="float">
            <text:p>2.00E-06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lands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0.000103" calcext:value-type="float">
            <text:p>1.03E-04</text:p>
          </table:table-cell>
          <table:table-cell table:style-name="ce13" office:value-type="float" office:value="0.001049" calcext:value-type="float">
            <text:p>1.05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1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-0.575817" calcext:value-type="float">
            <text:p>-5.76E-01</text:p>
          </table:table-cell>
          <table:table-cell table:style-name="ce13" office:value-type="float" office:value="0.005647" calcext:value-type="float">
            <text:p>5.65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forest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1.444461" calcext:value-type="float">
            <text:p>1.44E+00</text:p>
          </table:table-cell>
          <table:table-cell table:style-name="ce13" office:value-type="float" office:value="0.152227" calcext:value-type="float">
            <text:p>1.52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3</text:p>
          </table:table-cell>
          <table:table-cell table:style-name="ce6" office:value-type="float" office:value="8" calcext:value-type="float">
            <text:p>8</text:p>
          </table:table-cell>
          <table:table-cell table:style-name="ce13" office:value-type="float" office:value="0.087778" calcext:value-type="float">
            <text:p>8.78E-02</text:p>
          </table:table-cell>
          <table:table-cell table:style-name="ce13" office:value-type="float" office:value="0.983218" calcext:value-type="float">
            <text:p>9.83E-01</text:p>
          </table:table-cell>
          <table:table-cell table:style-name="ce6"/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3" office:value-type="string" calcext:value-type="string">
            <text:p>mod_Urban and built-up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0.477146" calcext:value-type="float">
            <text:p>-4.77E-01</text:p>
          </table:table-cell>
          <table:table-cell table:style-name="ce13" office:value-type="float" office:value="1" calcext:value-type="float">
            <text:p>1.00E+00</text:p>
          </table:table-cell>
          <table:table-cell table:style-name="ce6"/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3" office:value-type="string" calcext:value-type="string">
            <text:p>UrbanRatio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0.477146" calcext:value-type="float">
            <text:p>-4.77E-01</text:p>
          </table:table-cell>
          <table:table-cell table:style-name="ce13" office:value-type="float" office:value="1" calcext:value-type="float">
            <text:p>1.00E+00</text:p>
          </table:table-cell>
          <table:table-cell table:style-name="ce6"/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3" office:value-type="string" calcext:value-type="string">
            <text:p>mod_Cropland/Natural vegetation mosaic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1.801789" calcext:value-type="float">
            <text:p>1.80E+00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6"/>
          <table:table-cell table:style-name="ce1"/>
          <table:table-cell table:style-name="ce15" table:number-columns-repeated="2"/>
          <table:table-cell table:style-name="ce1"/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3" office:value-type="string" calcext:value-type="string">
            <text:p>CHH_3</text:p>
          </table:table-cell>
          <table:table-cell table:style-name="ce11" office:value-type="float" office:value="0.682667" calcext:value-type="float">
            <text:p>0.68</text:p>
          </table:table-cell>
          <table:table-cell table:style-name="ce11" office:value-type="float" office:value="0.798986" calcext:value-type="float">
            <text:p>0.8</text:p>
          </table:table-cell>
          <table:table-cell table:style-name="ce11" office:value-type="float" office:value="0.790123" calcext:value-type="float">
            <text:p>0.79</text:p>
          </table:table-cell>
          <table:table-cell table:style-name="ce11" office:value-type="float" office:value="0.600939" calcext:value-type="float">
            <text:p>0.6</text:p>
          </table:table-cell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4.436515E-016" calcext:value-type="float">
            <text:p>-4.44E-16</text:p>
          </table:table-cell>
          <table:table-cell table:style-name="ce13" office:value-type="float" office:value="0.000033" calcext:value-type="float">
            <text:p>3.30E-05</text:p>
          </table:table-cell>
          <table:table-cell table:style-name="ce6"/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3" office:value-type="string" calcext:value-type="string">
            <text:p>Croplands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1.224247E-018" calcext:value-type="float">
            <text:p>1.22E-18</text:p>
          </table:table-cell>
          <table:table-cell table:style-name="ce13" office:value-type="float" office:value="0.000093" calcext:value-type="float">
            <text:p>9.30E-05</text:p>
          </table:table-cell>
          <table:table-cell table:style-name="ce6"/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3" office:value-type="string" calcext:value-type="string">
            <text:p>PCA_9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2.76676E-021" calcext:value-type="float">
            <text:p>2.77E-21</text:p>
          </table:table-cell>
          <table:table-cell table:style-name="ce13" office:value-type="float" office:value="0.000135" calcext:value-type="float">
            <text:p>1.35E-04</text:p>
          </table:table-cell>
          <table:table-cell table:style-name="ce6"/>
          <table:table-cell table:number-columns-repeated="3"/>
          <table:table-cell table:style-name="ce18"/>
          <table:table-cell table:number-columns-repeated="1015"/>
        </table:table-row>
        <table:table-row table:style-name="ro1">
          <table:table-cell table:style-name="ce3" office:value-type="string" calcext:value-type="string">
            <text:p>PCA_4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-1.069933E-021" calcext:value-type="float">
            <text:p>-1.07E-21</text:p>
          </table:table-cell>
          <table:table-cell table:style-name="ce13" office:value-type="float" office:value="0.000887" calcext:value-type="float">
            <text:p>8.87E-04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1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-1.312959E-020" calcext:value-type="float">
            <text:p>-1.31E-20</text:p>
          </table:table-cell>
          <table:table-cell table:style-name="ce13" office:value-type="float" office:value="0.001951" calcext:value-type="float">
            <text:p>1.95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Urban and built-up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-1.141702E-019" calcext:value-type="float">
            <text:p>-1.14E-19</text:p>
          </table:table-cell>
          <table:table-cell table:style-name="ce13" office:value-type="float" office:value="0.706536" calcext:value-type="float">
            <text:p>7.07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2</text:p>
          </table:table-cell>
          <table:table-cell table:style-name="ce6" office:value-type="float" office:value="8" calcext:value-type="float">
            <text:p>8</text:p>
          </table:table-cell>
          <table:table-cell table:style-name="ce13" office:value-type="float" office:value="-2.803647E-021" calcext:value-type="float">
            <text:p>-2.80E-21</text:p>
          </table:table-cell>
          <table:table-cell table:style-name="ce13" office:value-type="float" office:value="0.768973" calcext:value-type="float">
            <text:p>7.69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0.00000000005832424" calcext:value-type="float">
            <text:p>-5.83E-11</text:p>
          </table:table-cell>
          <table:table-cell table:style-name="ce13" office:value-type="float" office:value="0.896455" calcext:value-type="float">
            <text:p>8.96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Ratio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1.454367E-021" calcext:value-type="float">
            <text:p>1.45E-21</text:p>
          </table:table-cell>
          <table:table-cell table:style-name="ce13" office:value-type="float" office:value="0.999999" calcext:value-type="float">
            <text:p>1.00E+0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7"/>
          <table:table-cell table:style-name="ce1"/>
          <table:table-cell table:style-name="ce15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EMP_1</text:p>
          </table:table-cell>
          <table:table-cell table:style-name="ce11" office:value-type="float" office:value="0.680688" calcext:value-type="float">
            <text:p>0.68</text:p>
          </table:table-cell>
          <table:table-cell table:style-name="ce11" office:value-type="float" office:value="0.717905" calcext:value-type="float">
            <text:p>0.72</text:p>
          </table:table-cell>
          <table:table-cell table:style-name="ce11" office:value-type="float" office:value="0.717742" calcext:value-type="float">
            <text:p>0.72</text:p>
          </table:table-cell>
          <table:table-cell table:style-name="ce11" office:value-type="float" office:value="0.647273" calcext:value-type="float">
            <text:p>0.65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Croplands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0.00003461101" calcext:value-type="float">
            <text:p>3.46E-05</text:p>
          </table:table-cell>
          <table:table-cell table:style-name="ce13" office:value-type="float" office:value="0.00000001734874" calcext:value-type="float">
            <text:p>1.73E-08</text:p>
          </table:table-cell>
          <table:table-cell table:style-name="ce6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0.000008669166" calcext:value-type="float">
            <text:p>-8.67E-06</text:p>
          </table:table-cell>
          <table:table-cell table:style-name="ce13" office:value-type="float" office:value="0.000004373484" calcext:value-type="float">
            <text:p>4.37E-06</text:p>
          </table:table-cell>
          <table:table-cell table:style-name="ce6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PCA_1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0.00000003713704" calcext:value-type="float">
            <text:p>3.71E-08</text:p>
          </table:table-cell>
          <table:table-cell table:style-name="ce13" office:value-type="float" office:value="0.0003984065" calcext:value-type="float">
            <text:p>3.98E-04</text:p>
          </table:table-cell>
          <table:table-cell table:style-name="ce6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3" office:value-type="string" calcext:value-type="string">
            <text:p>mod_forest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-0.00000002245565" calcext:value-type="float">
            <text:p>-2.25E-08</text:p>
          </table:table-cell>
          <table:table-cell table:style-name="ce13" office:value-type="float" office:value="0.04739696" calcext:value-type="float">
            <text:p>4.74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s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0.0000000524841" calcext:value-type="float">
            <text:p>5.25E-08</text:p>
          </table:table-cell>
          <table:table-cell table:style-name="ce13" office:value-type="float" office:value="0.9999994" calcext:value-type="float">
            <text:p>1.00E+0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/Natural vegetation mosaic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-0.000000009234371" calcext:value-type="float">
            <text:p>-9.23E-09</text:p>
          </table:table-cell>
          <table:table-cell table:style-name="ce13" office:value-type="float" office:value="0.9999995" calcext:value-type="float">
            <text:p>1.00E+0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Ratio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0.00000004324973" calcext:value-type="float">
            <text:p>4.32E-08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7"/>
          <table:table-cell table:style-name="ce1"/>
          <table:table-cell table:style-name="ce15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H_2</text:p>
          </table:table-cell>
          <table:table-cell table:style-name="ce11" office:value-type="float" office:value="0.649518" calcext:value-type="float">
            <text:p>0.65</text:p>
          </table:table-cell>
          <table:table-cell table:style-name="ce11" office:value-type="float" office:value="0.631757" calcext:value-type="float">
            <text:p>0.63</text:p>
          </table:table-cell>
          <table:table-cell table:style-name="ce11" office:value-type="float" office:value="0.798419" calcext:value-type="float">
            <text:p>0.8</text:p>
          </table:table-cell>
          <table:table-cell table:style-name="ce11" office:value-type="float" office:value="0.547425" calcext:value-type="float">
            <text:p>0.55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UrbanRemainRatio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2.149613" calcext:value-type="float">
            <text:p>-2.15E+00</text:p>
          </table:table-cell>
          <table:table-cell table:style-name="ce13" office:value-type="float" office:value="0.001224" calcext:value-type="float">
            <text:p>1.22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/Natural vegetation mosaic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3.223907" calcext:value-type="float">
            <text:p>-3.22E+00</text:p>
          </table:table-cell>
          <table:table-cell table:style-name="ce13" office:value-type="string" calcext:value-type="string">
            <text:p>N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C_2</text:p>
          </table:table-cell>
          <table:table-cell table:style-name="ce11" office:value-type="float" office:value="0.612613" calcext:value-type="float">
            <text:p>0.61</text:p>
          </table:table-cell>
          <table:table-cell table:style-name="ce11" office:value-type="float" office:value="0.782095" calcext:value-type="float">
            <text:p>0.78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0.478873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Croplands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0.0001380984" calcext:value-type="float">
            <text:p>-1.38E-04</text:p>
          </table:table-cell>
          <table:table-cell table:style-name="ce13" office:value-type="float" office:value="0.0000001153935" calcext:value-type="float">
            <text:p>1.15E-0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0.00001545379" calcext:value-type="float">
            <text:p>-1.55E-05</text:p>
          </table:table-cell>
          <table:table-cell table:style-name="ce13" office:value-type="float" office:value="0.000002322184" calcext:value-type="float">
            <text:p>2.32E-06</text:p>
          </table:table-cell>
          <table:table-cell table:style-name="ce6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3" office:value-type="string" calcext:value-type="string">
            <text:p>mod_forest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-0.00000008313142" calcext:value-type="float">
            <text:p>-8.31E-08</text:p>
          </table:table-cell>
          <table:table-cell table:style-name="ce13" office:value-type="float" office:value="0.1906983" calcext:value-type="float">
            <text:p>1.91E-01</text:p>
          </table:table-cell>
          <table:table-cell table:style-name="ce6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3" office:value-type="string" calcext:value-type="string">
            <text:p>mod_Croplands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.00000006325188" calcext:value-type="float">
            <text:p>6.33E-08</text:p>
          </table:table-cell>
          <table:table-cell table:style-name="ce13" office:value-type="float" office:value="0.9999985" calcext:value-type="float">
            <text:p>1.00E+00</text:p>
          </table:table-cell>
          <table:table-cell table:style-name="ce6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1"/>
          <table:table-cell table:style-name="ce15" table:number-columns-repeated="2"/>
          <table:table-cell table:style-name="ce1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3" office:value-type="string" calcext:value-type="string">
            <text:p>MSW_1</text:p>
          </table:table-cell>
          <table:table-cell table:style-name="ce11" office:value-type="float" office:value="0.551237" calcext:value-type="float">
            <text:p>0.55</text:p>
          </table:table-cell>
          <table:table-cell table:style-name="ce11" office:value-type="float" office:value="0.785473" calcext:value-type="float">
            <text:p>0.79</text:p>
          </table:table-cell>
          <table:table-cell table:style-name="ce11" office:value-type="float" office:value="0.821053" calcext:value-type="float">
            <text:p>0.82</text:p>
          </table:table-cell>
          <table:table-cell table:style-name="ce11" office:value-type="float" office:value="0.414894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0.0000000000846436" calcext:value-type="float">
            <text:p>-8.46E-11</text:p>
          </table:table-cell>
          <table:table-cell table:style-name="ce13" office:value-type="float" office:value="0.204328" calcext:value-type="float">
            <text:p>2.04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s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9.308328E-021" calcext:value-type="float">
            <text:p>-9.31E-21</text:p>
          </table:table-cell>
          <table:table-cell table:style-name="ce13" office:value-type="float" office:value="1" calcext:value-type="float">
            <text:p>1.00E+0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Urban and built-up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-5.875113E-022" calcext:value-type="float">
            <text:p>-5.88E-22</text:p>
          </table:table-cell>
          <table:table-cell table:style-name="ce13" office:value-type="float" office:value="1" calcext:value-type="float">
            <text:p>1.00E+0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7"/>
          <table:table-cell table:style-name="ce1"/>
          <table:table-cell table:style-name="ce15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F_2</text:p>
          </table:table-cell>
          <table:table-cell table:style-name="ce11" office:value-type="float" office:value="0.501961" calcext:value-type="float">
            <text:p>0.5</text:p>
          </table:table-cell>
          <table:table-cell table:style-name="ce11" office:value-type="float" office:value="0.785473" calcext:value-type="float">
            <text:p>0.79</text:p>
          </table:table-cell>
          <table:table-cell table:style-name="ce11" office:value-type="float" office:value="0.727273" calcext:value-type="float">
            <text:p>0.73</text:p>
          </table:table-cell>
          <table:table-cell table:style-name="ce11" office:value-type="float" office:value="0.383234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-0.00000000006651513" calcext:value-type="float">
            <text:p>-6.65E-11</text:p>
          </table:table-cell>
          <table:table-cell table:style-name="ce13" office:value-type="float" office:value="0.000423" calcext:value-type="float">
            <text:p>4.23E-04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0</text:p>
          </table:table-cell>
          <table:table-cell table:style-name="ce6" office:value-type="float" office:value="8" calcext:value-type="float">
            <text:p>8</text:p>
          </table:table-cell>
          <table:table-cell table:style-name="ce13" office:value-type="float" office:value="3.883383E-020" calcext:value-type="float">
            <text:p>3.88E-20</text:p>
          </table:table-cell>
          <table:table-cell table:style-name="ce13" office:value-type="float" office:value="0.001039" calcext:value-type="float">
            <text:p>1.04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lands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2.666992E-017" calcext:value-type="float">
            <text:p>-2.67E-17</text:p>
          </table:table-cell>
          <table:table-cell table:style-name="ce13" office:value-type="float" office:value="0.002801" calcext:value-type="float">
            <text:p>2.80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land/Natural vegetation mosaic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3.255794E-018" calcext:value-type="float">
            <text:p>-3.26E-18</text:p>
          </table:table-cell>
          <table:table-cell table:style-name="ce13" office:value-type="float" office:value="0.0083" calcext:value-type="float">
            <text:p>8.30E-0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4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-1.479252E-021" calcext:value-type="float">
            <text:p>-1.48E-21</text:p>
          </table:table-cell>
          <table:table-cell table:style-name="ce13" office:value-type="float" office:value="0.042422" calcext:value-type="float">
            <text:p>4.24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grass_shrubs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-1.48718E-021" calcext:value-type="float">
            <text:p>-1.49E-21</text:p>
          </table:table-cell>
          <table:table-cell table:style-name="ce13" office:value-type="float" office:value="0.046429" calcext:value-type="float">
            <text:p>4.64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UrbanRemainRatio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-6.49734E-022" calcext:value-type="float">
            <text:p>-6.50E-22</text:p>
          </table:table-cell>
          <table:table-cell table:style-name="ce13" office:value-type="float" office:value="0.055909" calcext:value-type="float">
            <text:p>5.59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1</text:p>
          </table:table-cell>
          <table:table-cell table:style-name="ce6" office:value-type="float" office:value="11" calcext:value-type="float">
            <text:p>11</text:p>
          </table:table-cell>
          <table:table-cell table:style-name="ce13" office:value-type="float" office:value="-2.128634E-020" calcext:value-type="float">
            <text:p>-2.13E-20</text:p>
          </table:table-cell>
          <table:table-cell table:style-name="ce13" office:value-type="float" office:value="0.068488" calcext:value-type="float">
            <text:p>6.85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6</text:p>
          </table:table-cell>
          <table:table-cell table:style-name="ce6" office:value-type="float" office:value="14" calcext:value-type="float">
            <text:p>14</text:p>
          </table:table-cell>
          <table:table-cell table:style-name="ce13" office:value-type="float" office:value="-1.874873E-021" calcext:value-type="float">
            <text:p>-1.87E-21</text:p>
          </table:table-cell>
          <table:table-cell table:style-name="ce13" office:value-type="float" office:value="0.096163" calcext:value-type="float">
            <text:p>9.62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RemainRatio</text:p>
          </table:table-cell>
          <table:table-cell table:style-name="ce6" office:value-type="float" office:value="16" calcext:value-type="float">
            <text:p>16</text:p>
          </table:table-cell>
          <table:table-cell table:style-name="ce13" office:value-type="float" office:value="-9.123287E-021" calcext:value-type="float">
            <text:p>-9.12E-21</text:p>
          </table:table-cell>
          <table:table-cell table:style-name="ce13" office:value-type="float" office:value="0.096183" calcext:value-type="float">
            <text:p>9.62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Natural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-1.093207E-017" calcext:value-type="float">
            <text:p>-1.09E-17</text:p>
          </table:table-cell>
          <table:table-cell table:style-name="ce13" office:value-type="float" office:value="0.104453" calcext:value-type="float">
            <text:p>1.04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Urban and built-up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3.658506E-019" calcext:value-type="float">
            <text:p>-3.66E-19</text:p>
          </table:table-cell>
          <table:table-cell table:style-name="ce13" office:value-type="float" office:value="0.135586" calcext:value-type="float">
            <text:p>1.36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grass_shrubs</text:p>
          </table:table-cell>
          <table:table-cell table:style-name="ce6" office:value-type="float" office:value="18" calcext:value-type="float">
            <text:p>18</text:p>
          </table:table-cell>
          <table:table-cell table:style-name="ce13" office:value-type="float" office:value="-9.180044E-018" calcext:value-type="float">
            <text:p>-9.18E-18</text:p>
          </table:table-cell>
          <table:table-cell table:style-name="ce13" office:value-type="float" office:value="0.166511" calcext:value-type="float">
            <text:p>1.67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5</text:p>
          </table:table-cell>
          <table:table-cell table:style-name="ce6" office:value-type="float" office:value="13" calcext:value-type="float">
            <text:p>13</text:p>
          </table:table-cell>
          <table:table-cell table:style-name="ce13" office:value-type="float" office:value="2.430284E-022" calcext:value-type="float">
            <text:p>2.43E-22</text:p>
          </table:table-cell>
          <table:table-cell table:style-name="ce13" office:value-type="float" office:value="0.277404" calcext:value-type="float">
            <text:p>2.77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7</text:p>
          </table:table-cell>
          <table:table-cell table:style-name="ce6" office:value-type="float" office:value="15" calcext:value-type="float">
            <text:p>15</text:p>
          </table:table-cell>
          <table:table-cell table:style-name="ce13" office:value-type="float" office:value="-7.168862E-022" calcext:value-type="float">
            <text:p>-7.17E-22</text:p>
          </table:table-cell>
          <table:table-cell table:style-name="ce13" office:value-type="float" office:value="0.301546" calcext:value-type="float">
            <text:p>3.02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8</text:p>
          </table:table-cell>
          <table:table-cell table:style-name="ce6" office:value-type="float" office:value="19" calcext:value-type="float">
            <text:p>19</text:p>
          </table:table-cell>
          <table:table-cell table:style-name="ce13" office:value-type="float" office:value="-3.179344E-021" calcext:value-type="float">
            <text:p>-3.18E-21</text:p>
          </table:table-cell>
          <table:table-cell table:style-name="ce13" office:value-type="float" office:value="0.915884" calcext:value-type="float">
            <text:p>9.16E-0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s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-7.186931E-021" calcext:value-type="float">
            <text:p>-7.19E-21</text:p>
          </table:table-cell>
          <table:table-cell table:style-name="ce13" office:value-type="float" office:value="1" calcext:value-type="float">
            <text:p>1.00E+0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CropRatio</text:p>
          </table:table-cell>
          <table:table-cell table:style-name="ce6" office:value-type="float" office:value="12" calcext:value-type="float">
            <text:p>12</text:p>
          </table:table-cell>
          <table:table-cell table:style-name="ce13" office:value-type="float" office:value="-7.858068E-021" calcext:value-type="float">
            <text:p>-7.86E-21</text:p>
          </table:table-cell>
          <table:table-cell table:style-name="ce13" office:value-type="float" office:value="1" calcext:value-type="float">
            <text:p>1.00E+0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/Natural vegetation mosaic</text:p>
          </table:table-cell>
          <table:table-cell table:style-name="ce6" office:value-type="float" office:value="17" calcext:value-type="float">
            <text:p>17</text:p>
          </table:table-cell>
          <table:table-cell table:style-name="ce13" office:value-type="float" office:value="-6.71137E-022" calcext:value-type="float">
            <text:p>-6.71E-22</text:p>
          </table:table-cell>
          <table:table-cell table:style-name="ce13" office:value-type="float" office:value="1" calcext:value-type="float">
            <text:p>1.00E+0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7"/>
          <table:table-cell table:style-name="ce1"/>
          <table:table-cell table:style-name="ce15"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SL_2</text:p>
          </table:table-cell>
          <table:table-cell table:style-name="ce11" office:value-type="float" office:value="0.493392" calcext:value-type="float">
            <text:p>0.49</text:p>
          </table:table-cell>
          <table:table-cell table:style-name="ce11" office:value-type="float" office:value="0.611486" calcext:value-type="float">
            <text:p>0.61</text:p>
          </table:table-cell>
          <table:table-cell table:style-name="ce11" office:value-type="float" office:value="0.794326" calcext:value-type="float">
            <text:p>0.79</text:p>
          </table:table-cell>
          <table:table-cell table:style-name="ce11" office:value-type="float" office:value="0.357827" calcext:value-type="float">
            <text:p>0.3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coeff</text:p>
          </table:table-cell>
          <table:table-cell table:style-name="ce12" office:value-type="string" calcext:value-type="string">
            <text:p>pval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UrbanRemainRatio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3.340295E-022" calcext:value-type="float">
            <text:p>-3.34E-22</text:p>
          </table:table-cell>
          <table:table-cell table:style-name="ce13" office:value-type="float" office:value="0.01325" calcext:value-type="float">
            <text:p>1.33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CA_2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-5.974994E-021" calcext:value-type="float">
            <text:p>-5.97E-21</text:p>
          </table:table-cell>
          <table:table-cell table:style-name="ce13" office:value-type="float" office:value="0.019723" calcext:value-type="float">
            <text:p>1.97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-0.00000000004245176" calcext:value-type="float">
            <text:p>-4.25E-11</text:p>
          </table:table-cell>
          <table:table-cell table:style-name="ce13" office:value-type="float" office:value="0.024979" calcext:value-type="float">
            <text:p>2.50E-02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mod_Cropland/Natural vegetation mosaic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-5.235395E-022" calcext:value-type="float">
            <text:p>-5.24E-22</text:p>
          </table:table-cell>
          <table:table-cell table:style-name="ce13" office:value-type="float" office:value="1" calcext:value-type="float">
            <text:p>1.00E+00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8" office:value-type="string" calcext:value-type="string">
            <text:p>In [ ]:</text:p>
          </table:table-cell>
          <table:table-cell table:style-name="ce14" table:number-columns-repeated="4"/>
          <table:table-cell table:number-columns-repeated="1019"/>
        </table:table-row>
        <table:table-row table:style-name="ro1" table:number-rows-repeated="1048344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06:Sheet1.D21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9:53:42.281028240</meta:creation-date>
    <dc:date>2018-06-27T21:04:18.394174991</dc:date>
    <meta:editing-duration>PT37M41S</meta:editing-duration>
    <meta:editing-cycles>4</meta:editing-cycles>
    <meta:generator>LibreOffice/5.1.6.2$Linux_X86_64 LibreOffice_project/10m0$Build-2</meta:generator>
    <meta:document-statistic meta:table-count="1" meta:cell-count="750" meta:object-count="0"/>
  </office:meta>
</office:document-meta>
</file>